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T1" style:family="text">
      <style:text-properties fo:font-size="14pt" style:font-size-complex="14pt"/>
    </style:style>
    <style:style style:name="T2" style:family="text">
      <style:text-properties fo:font-size="14pt" fo:font-weight="bold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nuel utilisateur</text:p>
      <text:p text:style-name="P1"/>
      <text:p text:style-name="P3">Sensibilisation à la complexité et à la recherche opérationnel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2"><text:soft-page-break/>Introduction</text:p>
      <text:p text:style-name="P2"/>
      <text:p text:style-name="P4"><text:tab/><text:span text:style-name="T1">Bienvenue sur l'application sur la sensibilisation à la recherche opérationnelle.</text:span></text:p>
      <text:p text:style-name="P4"><text:span text:style-name="T1"/></text:p>
      <text:p text:style-name="P4"><text:span text:style-name="T1"><text:tab/></text:span><text:span text:style-name="T2">Spécifications</text:span></text:p>
      <text:p text:style-name="P4"><text:span text:style-name="T2"/></text:p>
      <text:p text:style-name="P4"><text:span text:style-name="T2"><text:tab/></text:span><text:span text:style-name="T1">Afin de pouvoir lancer l'application, les machines doivent être équipées d'un système d'exploitation quelconque (GNU/Linux, Windows, etc.), d'un interpréteur de code Python et de la bibliothèque Pygame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2"><text:soft-page-break/>Table des matiè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ian </meta:initial-creator>
    <meta:creation-date>2012-03-22T17:25:42</meta:creation-date>
    <dc:date>2012-03-22T17:36:42</dc:date>
    <dc:creator>Florian </dc:creator>
    <meta:editing-duration>PT00H11M01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3" meta:paragraph-count="7" meta:word-count="53" meta:character-count="412"/>
  </office:meta>
</office:document-meta>
</file>